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1" svg:font-family="'Noto Serif'" style:font-family-generic="roman" style:font-pitch="variable"/>
    <style:font-face style:name="Noto Serif" svg:font-family="'Noto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81d" officeooo:paragraph-rsid="001d081d"/>
    </style:style>
    <style:style style:name="P2" style:family="paragraph" style:parent-style-name="Standard">
      <style:text-properties officeooo:rsid="001d081d" officeooo:paragraph-rsid="00233c0f"/>
    </style:style>
    <style:style style:name="P3" style:family="paragraph" style:parent-style-name="Standard">
      <style:text-properties officeooo:rsid="001d081d" officeooo:paragraph-rsid="00292ae0"/>
    </style:style>
    <style:style style:name="P4" style:family="paragraph" style:parent-style-name="Standard">
      <style:text-properties officeooo:rsid="001ee9bf" officeooo:paragraph-rsid="001ee9bf"/>
    </style:style>
    <style:style style:name="P5" style:family="paragraph" style:parent-style-name="Standard">
      <style:text-properties officeooo:rsid="001f4a2f" officeooo:paragraph-rsid="001f4a2f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4a2f" officeooo:paragraph-rsid="001f4a2f" style:font-weight-asian="bold" style:font-weight-complex="bold"/>
    </style:style>
    <style:style style:name="P7" style:family="paragraph" style:parent-style-name="Standard">
      <style:text-properties officeooo:rsid="00272121" officeooo:paragraph-rsid="00272121"/>
    </style:style>
    <style:style style:name="P8" style:family="paragraph" style:parent-style-name="Standard">
      <style:paragraph-properties fo:text-align="center" style:justify-single-word="false"/>
      <style:text-properties style:font-name="Noto Serif1" fo:font-style="normal" fo:font-weight="bold" officeooo:rsid="001f4a2f" officeooo:paragraph-rsid="00292ae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oto Serif1" fo:font-style="normal" fo:font-weight="bold" officeooo:rsid="001f4a2f" officeooo:paragraph-rsid="002af38e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text-properties officeooo:rsid="00237307" officeooo:paragraph-rsid="00237307"/>
    </style:style>
    <style:style style:name="P11" style:family="paragraph" style:parent-style-name="Standard" style:list-style-name="L1">
      <style:text-properties officeooo:rsid="00233c0f" officeooo:paragraph-rsid="00233c0f"/>
    </style:style>
    <style:style style:name="P12" style:family="paragraph" style:parent-style-name="Standard" style:list-style-name="L1">
      <style:text-properties officeooo:rsid="00233c0f" officeooo:paragraph-rsid="00237307"/>
    </style:style>
    <style:style style:name="P13" style:family="paragraph" style:parent-style-name="Standard" style:list-style-name="L1">
      <style:text-properties officeooo:rsid="00272121" officeooo:paragraph-rsid="00272121"/>
    </style:style>
    <style:style style:name="P14" style:family="paragraph" style:parent-style-name="Standard" style:list-style-name="L1">
      <style:text-properties officeooo:rsid="002d291b" officeooo:paragraph-rsid="002d291b"/>
    </style:style>
    <style:style style:name="T1" style:family="text">
      <style:text-properties officeooo:rsid="001ee9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e9bf" style:font-weight-asian="bold" style:font-weight-complex="bold"/>
    </style:style>
    <style:style style:name="T4" style:family="text">
      <style:text-properties fo:font-weight="bold" officeooo:rsid="00233c0f" style:font-weight-asian="bold" style:font-weight-complex="bold"/>
    </style:style>
    <style:style style:name="T5" style:family="text">
      <style:text-properties fo:font-weight="bold" officeooo:rsid="00253d43" style:font-weight-asian="bold" style:font-weight-complex="bold"/>
    </style:style>
    <style:style style:name="T6" style:family="text">
      <style:text-properties fo:font-weight="bold" officeooo:rsid="00292ae0" style:font-weight-asian="bold" style:font-weight-complex="bold"/>
    </style:style>
    <style:style style:name="T7" style:family="text">
      <style:text-properties fo:font-weight="bold" officeooo:rsid="002d291b" style:font-weight-asian="bold" style:font-weight-complex="bold"/>
    </style:style>
    <style:style style:name="T8" style:family="text">
      <style:text-properties officeooo:rsid="001f4a2f"/>
    </style:style>
    <style:style style:name="T9" style:family="text">
      <style:text-properties officeooo:rsid="0022db1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33c0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e9bf" style:font-weight-asian="normal" style:font-weight-complex="normal"/>
    </style:style>
    <style:style style:name="T14" style:family="text">
      <style:text-properties fo:font-weight="normal" officeooo:rsid="00233c0f" style:font-weight-asian="normal" style:font-weight-complex="normal"/>
    </style:style>
    <style:style style:name="T15" style:family="text">
      <style:text-properties fo:font-weight="normal" officeooo:rsid="0022db1f" style:font-weight-asian="normal" style:font-weight-complex="normal"/>
    </style:style>
    <style:style style:name="T16" style:family="text">
      <style:text-properties fo:font-weight="normal" officeooo:rsid="00237307" style:font-weight-asian="normal" style:font-weight-complex="normal"/>
    </style:style>
    <style:style style:name="T17" style:family="text">
      <style:text-properties fo:font-weight="normal" officeooo:rsid="002d291b" style:font-weight-asian="normal" style:font-weight-complex="normal"/>
    </style:style>
    <style:style style:name="T18" style:family="text">
      <style:text-properties officeooo:rsid="00237307"/>
    </style:style>
    <style:style style:name="T19" style:family="text">
      <style:text-properties officeooo:rsid="00253d43"/>
    </style:style>
    <style:style style:name="T20" style:family="text">
      <style:text-properties officeooo:rsid="00279e5d"/>
    </style:style>
    <style:style style:name="T21" style:family="text">
      <style:text-properties officeooo:rsid="00292ae0"/>
    </style:style>
    <style:style style:name="T22" style:family="text">
      <style:text-properties officeooo:rsid="000a1da2"/>
    </style:style>
    <style:style style:name="T23" style:family="text">
      <style:text-properties officeooo:rsid="002c3e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2">Software Libre y Compromiso Social</text:span> </text:p>
      <text:p text:style-name="P9">Práctica <text:span text:style-name="T20">4:</text:span> <text:span text:style-name="T21">Estándares y formatos abiertos. Aplicaciones. <text:line-break/>Entornos de escritorio.</text:span></text:p>
      <text:p text:style-name="P6"/>
      <text:p text:style-name="P3"><text:span text:style-name="T6">1.-</text:span><text:span text:style-name="T21"> </text:span>En el escritorio de cualquier dispositivo <text:span text:style-name="T1">(PC, Tablet, Smartphone)</text:span>, cualquier persona necesita un conjunto de herramientas básicas para tareas frecuentes como <text:span text:style-name="T11">pueden ser</text:span>: edición y procesamiento de textos, navegador web, correo electrónico, editor de imágenes, aplicaciones de mensajería, <text:span text:style-name="T11">etc</text:span>. </text:p>
      <text:p text:style-name="P3">¿<text:span text:style-name="T11">Qué otras</text:span> herramientas <text:span text:style-name="T11">te parecen </text:span>hoy día fundamentales en cualquier escritorio además de las mencionadas?<text:span text:style-name="T3">. </text:span>Realiza una lista con estas herramientas básicas y enumera en cada categoría (procesamiento de textos, navegador web, correo electrónico, editor de imágenes, aplicaciones de mensajería y las categorías que tú hayas añadido) las herramientas de software libre <text:span text:style-name="T9">actuales y de calidad</text:span> que pueden utilizarse. <text:span text:style-name="T11">Crea una tabla con una fila para cada tipo de herramienta y con el nombre de la herramienta concreta tanto para GNU/Linux como para Microsoft Windows en columnas.</text:span></text:p>
      <text:p text:style-name="P1"/>
      <text:p text:style-name="P2"><text:span text:style-name="T4">2</text:span><text:span text:style-name="T3">.-</text:span><text:span text:style-name="T13"> </text:span><text:span text:style-name="T17">El desarrollo y la evolución</text:span><text:span text:style-name="T14"> </text:span><text:span text:style-name="T17">del proyecto </text:span><text:span text:style-name="T14">LibreOffice </text:span><text:span text:style-name="T15">es un ejemplo </text:span><text:span text:style-name="T17">interesante </text:span><text:span text:style-name="T15">de </text:span><text:span text:style-name="T17"><text:s/>estudio y análisis en el mundo del Software Libre</text:span><text:span text:style-name="T15">. </text:span>Investiga y describe brevemente la historia y evolución de la suite ofimática LibreOffice desde sus comienzos y sus etapas como OpenOffice.org (OOo), StarOffice, el papel de Sun Microsystems, Oracle, Apache, etc. hasta la actualidad. <text:span text:style-name="T9">Cita las fechas y eventos importantes de este proyecto. Describe brevemente:</text:span></text:p>
      <text:list xml:id="list3562350626" text:style-name="L1">
        <text:list-item>
          <text:p text:style-name="P14">Fecha de inicio del proyecto</text:p>
        </text:list-item>
        <text:list-item>
          <text:p text:style-name="P10">Enumera los componentes de LibreOffice y describe brevemente la utilidad de cada uno</text:p>
        </text:list-item>
        <text:list-item>
          <text:p text:style-name="P11">The Document Foundation</text:p>
        </text:list-item>
        <text:list-item>
          <text:p text:style-name="P12">ODF (OpenDocument format)</text:p>
        </text:list-item>
        <text:list-item>
          <text:p text:style-name="P10">Sun Microsystems. Breve Hª, lugar de origen y nombre de alguno de sus productos.</text:p>
        </text:list-item>
        <text:list-item>
          <text:p text:style-name="P11">¿En qué <text:span text:style-name="T18">lenguajes de programación </text:span>está desarrollado LibreOffice?</text:p>
        </text:list-item>
        <text:list-item>
          <text:p text:style-name="P11">¿En qué SO puede ejecutarse LibreOffice?</text:p>
        </text:list-item>
        <text:list-item>
          <text:p text:style-name="P10">¿Cuál es la última versión de LibreOffice y en qué fecha salió?</text:p>
        </text:list-item>
        <text:list-item>
          <text:p text:style-name="P10">¿A cuántos idiomas está traducido LibreOffice?</text:p>
        </text:list-item>
        <text:list-item>
          <text:p text:style-name="P13">¿El formato PDF es un formato libre? Describe brevemente su Hª.</text:p>
        </text:list-item>
      </text:list>
      <text:p text:style-name="P1"/>
      <text:p text:style-name="P4"><text:span text:style-name="T5">3</text:span><text:span text:style-name="T2">.-</text:span><text:span text:style-name="T12"> </text:span><text:span text:style-name="T16">Haz una pequeña investigación y enumera 3 distribuciones de GNU/Linux más utilizadas. </text:span>Enumera las herramientas de software libre más utilizadas <text:span text:style-name="T8">por usuarios básicos en esas 3 distribuciones. </text:span></text:p>
      <text:p text:style-name="P4"/>
      <text:p text:style-name="P5"><text:span text:style-name="T5">4</text:span><text:span text:style-name="T2">.-</text:span> Los “entornos de escritorio” o <text:span text:style-name="T10">desktop environment</text:span> permiten el uso cómodo de cualquier dispositivo mediante elementos gráficos que cada entorno en cuestión estiliza de una u otra forma y usa un método de interacción con el usuario d<text:span text:style-name="T9">iferente</text:span>. ¿Qué entorno de escritorio usas tú en tus dispositivos?. Enumera los 5 <text:soft-page-break/>entornos <text:span text:style-name="T9">de escritorio </text:span>más utilizados y describe cada uno de ellos brevemente (<text:span text:style-name="T9">popularidad, </text:span>comunidad de desarrollo, licencia, distribución de GNU/Linux que la usa, historia, fechas, etc.). <text:s/><text:span text:style-name="T19">Describe como diferenciar cada uno de ellos y cómo saber cuál es cuál. Describe sus características principales y si alguno es más apropiado para determinadas cosas. ¿Qué lenguaje de programación y librería de desarrollo se ha usado en cada uno de ellos?</text:span></text:p>
      <text:p text:style-name="P1"/>
      <text:p text:style-name="P5"><text:span text:style-name="T5">5</text:span><text:span text:style-name="T2">.-</text:span> Debate. ¿Crees que este tipo de herramientas tienen peso en la comunidad de usuarios de todo el mundo <text:span text:style-name="T23">con respecto a las herramientas privativas</text:span>?. ¿<text:span text:style-name="T23">C</text:span>rees que el desarrollo de este tipo de herramientas juega un papel importante en el mundo del Software Libre?, ¿por qué?. ¿<text:span text:style-name="T23">C</text:span>rees que la comunidad internacional debe velar por el acceso universal, libre y gratuito a este tipo de tecnología?. Finalmente escribe algunos párrafos con tus planteamientos.</text:p>
      <text:p text:style-name="P5"/>
      <text:p text:style-name="P7">NOTA: Escribe un documento en LibreOffice con las respuestas a estas cuestiones que será el entregable corresponsiente a esta práctica de la asignat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1" svg:font-family="'Noto Serif'" style:font-family-generic="roman" style:font-pitch="variable"/>
    <style:font-face style:name="Noto Serif" svg:font-family="'Noto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7-03-13T11:44:12.900487988</meta:creation-date>
    <dc:date>2019-03-25T17:03:29.241354860</dc:date>
    <dc:creator>Juan A. Romero </dc:creator>
    <meta:editing-duration>PT1H17M10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2" meta:paragraph-count="19" meta:word-count="543" meta:character-count="3527" meta:non-whitespace-character-count="3007"/>
  </office:meta>
</office:document-meta>
</file>